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25-10-28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25-04-30 2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25-01-30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24-10-24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24-04-29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24-01-23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23-10-30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23-04-27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23-01-25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22-10-19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22-04-26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22-01-21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21-10-27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21-07-20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21-04-27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21-01-20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20-10-2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20-07-2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20-01-17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19-10-29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19-07-25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19-04-18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19-01-23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18-10-1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18-07-19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18-04-25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18-01-3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17-10-1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17-07-13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17-04-06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17-01-10 0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16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15-11-06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15-04-0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15-01-07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14-10-1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14-04-0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14-01-13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13-04-01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13-01-15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12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12-05-04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12-01-05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11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11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10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10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09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09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09-04-07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09-01-16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08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08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08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07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07-04-03 2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07-01-04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06-10-09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06-07-1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06-04-04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06-01-04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05-10-05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05-04-04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05-02-02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04-10-1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04-04-22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03-04-04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03-01-09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02-11-12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02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02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01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01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00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00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2000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99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99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99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98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98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98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97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97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97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97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96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96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96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95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95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95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95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94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94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94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93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93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93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93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92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92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92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92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91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91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9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90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89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89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88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88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87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87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86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85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85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84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83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83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82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81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81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80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80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79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79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78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78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77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77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77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77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77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76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76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76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76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75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75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75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75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74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74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73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73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72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72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72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71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71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71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71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70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70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70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69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69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69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69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68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68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68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68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67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67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67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66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66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66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65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65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65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65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64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64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64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64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63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63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63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0562</text:p>
          </table:table-cell>
          <table:table-cell office:value-type="string" calcext:value-type="string">
            <text:p>12S/03W-29CDD</text:p>
          </table:table-cell>
          <table:table-cell office:value-type="string" calcext:value-type="string">
            <text:p>1962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34" meta:object-count="0"/>
    <meta:user-defined meta:name="AppVersion">3.0</meta:user-defined>
  </office:meta>
</office:document-meta>
</file>